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26cm" fo:min-width="10.14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56cm" fo:min-width="2.83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4.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62cm" fo:min-width="0.91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551cm" fo:min-width="7.25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314cm" fo:min-width="4.50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38cm" fo:min-width="0.48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24cm" fo:min-width="0.77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726cm" fo:min-width="1.47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59cm" fo:min-width="1.3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3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50505" style:text-outline="false" style:text-line-through-style="none" style:text-line-through-type="none" style:font-name="Liberation Serif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luxograma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Guia dos símbolos usado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nicio ou fim do programa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imbolo: terminador</text:p>
              </text:list-item>
              <text:list-item>
                <text:p>Marca o inicio e o fim do programa</text:p>
              </text:list-item>
              <text:list-item>
                <text:p>Dentro dele é colocado as palavras "Inicio" e "Fim"</text:p>
              </text:list-item>
            </text:list>
          </draw:text-box>
        </draw:frame>
        <draw:custom-shape draw:style-name="gr2" draw:text-style-name="P2" draw:layer="layout" svg:width="11.8cm" svg:height="2.8cm" svg:x="8cm" svg:y="7.8cm">
          <text:p text:style-name="P2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11.8cm" svg:height="2.8cm" svg:x="8cm" svg:y="11.4cm">
          <text:p text:style-name="P2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nector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Simbolo: Conector</text:p>
              </text:list-item>
              <text:list-item>
                <text:p text:style-name="P3">Ele mostra que há um link que conecta um fluxo ao outro</text:p>
              </text:list-item>
              <text:list-item>
                <text:p text:style-name="P3">Dentro do conector se coloca um número ou um identificador para mostrar os pontos de conexão</text:p>
              </text:list-item>
            </text:list>
          </draw:text-box>
        </draw:frame>
        <draw:custom-shape draw:style-name="gr3" draw:text-style-name="P2" xml:id="id1" draw:id="id1" draw:layer="layout" svg:width="3.7cm" svg:height="1cm" svg:x="4.5cm" svg:y="10cm">
          <text:p text:style-name="P2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2" xml:id="id2" draw:id="id2" draw:layer="layout" svg:width="4.6cm" svg:height="0.8cm" svg:x="9.2cm" svg:y="10.2cm">
          <text:p text:style-name="P2">processo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cm" svg:height="2cm" svg:x="15.8cm" svg:y="9.6cm">
          <text:p text:style-name="P2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2" xml:id="id4" draw:id="id4" draw:layer="layout" svg:width="2cm" svg:height="2cm" svg:x="5cm" svg:y="12.8cm">
          <text:p text:style-name="P2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2" xml:id="id5" draw:id="id5" draw:layer="layout" svg:width="5cm" svg:height="1cm" svg:x="9cm" svg:y="13.4cm">
          <text:p text:style-name="P2">processo 2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7cm" svg:height="1cm" svg:x="15.6cm" svg:y="13.2cm">
          <text:p text:style-name="P2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svg:x1="8.2cm" svg:y1="10.5cm" svg:x2="9.2cm" svg:y2="10.6cm" draw:start-shape="id1" draw:start-glue-point="7" draw:end-shape="id2" draw:end-glue-point="3" svg:d="M8200 10500h501v100h499" svg:viewBox="0 0 1001 101">
          <text:p/>
        </draw:connector>
        <draw:connector draw:style-name="gr7" draw:text-style-name="P4" draw:layer="layout" svg:x1="13.8cm" svg:y1="10.6cm" svg:x2="15.8cm" svg:y2="10.6cm" draw:start-shape="id2" draw:start-glue-point="1" draw:end-shape="id3" draw:end-glue-point="6" svg:d="M13800 10600h2000" svg:viewBox="0 0 2001 1">
          <text:p/>
        </draw:connector>
        <draw:connector draw:style-name="gr7" draw:text-style-name="P4" draw:layer="layout" svg:x1="7cm" svg:y1="13.8cm" svg:x2="9cm" svg:y2="13.9cm" draw:start-shape="id4" draw:start-glue-point="10" draw:end-shape="id5" draw:end-glue-point="3" svg:d="M7000 13800h1001v100h999" svg:viewBox="0 0 2001 101">
          <text:p/>
        </draw:connector>
        <draw:connector draw:style-name="gr7" draw:text-style-name="P4" draw:layer="layout" svg:x1="14cm" svg:y1="13.9cm" svg:x2="15.6cm" svg:y2="13.7cm" draw:start-shape="id5" draw:start-glue-point="1" draw:end-shape="id6" draw:end-glue-point="5" svg:d="M14000 13900h800v-200h800" svg:viewBox="0 0 1601 201">
          <text:p/>
        </draw:connecto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ostrar o texto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imbolo: Exibir</text:p>
              </text:list-item>
              <text:list-item>
                <text:p>É o equivalente ao print()</text:p>
              </text:list-item>
              <text:list-item>
                <text:p>Dentro dele é colocado o texto ou as variáveis que deseja mostrar</text:p>
              </text:list-item>
            </text:list>
          </draw:text-box>
        </draw:frame>
        <draw:custom-shape draw:style-name="gr8" draw:text-style-name="P2" draw:layer="layout" svg:width="11.8cm" svg:height="2.8cm" svg:x="7.6cm" svg:y="9.4cm">
          <text:p text:style-name="P2">"Olá Mundo!"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ntrada Manual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imbolo: Entrada Manual</text:p>
              </text:list-item>
              <text:list-item>
                <text:p>É o equivalente ao input()</text:p>
              </text:list-item>
              <text:list-item>
                <text:p>Dentro dele costuma-se colocar a variável que deseja atribuir o valor da entrada. O texto do input() é colocado dentro de um exibir (print)</text:p>
              </text:list-item>
            </text:list>
          </draw:text-box>
        </draw:frame>
        <draw:custom-shape draw:style-name="gr9" draw:text-style-name="P2" draw:layer="layout" svg:width="5cm" svg:height="3.2cm" svg:x="12.2cm" svg:y="9.6cm">
          <text:p text:style-name="P2">nome_cliente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ecisão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imbolo: Decisão</text:p>
              </text:list-item>
              <text:list-item>
                <text:p>É usado para simbolizar o laço condicional e os laços de repetição.</text:p>
              </text:list-item>
              <text:list-item>
                <text:p>Dele divide o fluxo em 2. Um para Verdadeiro e outro para Falso</text:p>
              </text:list-item>
            </text:list>
          </draw:text-box>
        </draw:frame>
        <draw:custom-shape draw:style-name="gr10" draw:text-style-name="P2" xml:id="id7" draw:id="id7" draw:layer="layout" svg:width="5cm" svg:height="4cm" svg:x="3.6cm" svg:y="10.2cm">
          <text:p text:style-name="P2">A &gt;= 1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1" draw:text-style-name="P5" draw:layer="layout" svg:width="0.891cm" svg:height="0.962cm" svg:x="8.709cm" svg:y="11cm">
          <draw:text-box>
            <text:p>F</text:p>
          </draw:text-box>
        </draw:frame>
        <draw:frame draw:style-name="gr12" draw:text-style-name="P5" draw:layer="layout" svg:width="0.925cm" svg:height="0.962cm" svg:x="6.8cm" svg:y="13.739cm">
          <draw:text-box>
            <text:p>V</text:p>
          </draw:text-box>
        </draw:frame>
        <draw:connector draw:style-name="gr7" draw:text-style-name="P4" draw:layer="layout" svg:x1="8.6cm" svg:y1="12.2cm" svg:x2="11cm" svg:y2="12.1cm" draw:start-shape="id7" draw:start-glue-point="7" draw:end-shape="id8" draw:end-glue-point="6" svg:d="M8600 12200h1201v-100h1199" svg:viewBox="0 0 2401 101">
          <text:p/>
        </draw:connector>
        <draw:custom-shape draw:style-name="gr13" draw:text-style-name="P2" xml:id="id8" draw:id="id8" draw:layer="layout" svg:width="1.4cm" svg:height="1.4cm" svg:x="11cm" svg:y="11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2" xml:id="id9" draw:id="id9" draw:layer="layout" svg:width="1.4cm" svg:height="1.4cm" svg:x="8.6cm" svg:y="1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" draw:text-style-name="P4" draw:layer="layout" svg:x1="6.1cm" svg:y1="14.2cm" svg:x2="8.6cm" svg:y2="14.7cm" draw:start-shape="id7" draw:start-glue-point="6" draw:end-shape="id9" draw:end-glue-point="6" svg:d="M6100 14200v500h2500" svg:viewBox="0 0 2501 501">
          <text:p/>
        </draw:connector>
        <draw:frame draw:style-name="gr14" draw:text-style-name="P7" draw:layer="layout" svg:width="11.4cm" svg:height="4.2cm" svg:x="15cm" svg:y="9.6cm">
          <draw:text-box>
            <text:list text:style-name="L3">
              <text:list-item>
                <text:p text:style-name="P6"><text:span text:style-name="T1">Dentro dele deve ter uma operação condicional</text:span></text:p>
              </text:list-item>
            </text:list>
          </draw:text-box>
        </draw:frame>
        <draw:custom-shape draw:style-name="gr15" draw:text-style-name="P2" xml:id="id10" draw:id="id10" draw:layer="layout" svg:width="1.8cm" svg:height="1.8cm" svg:x="2.4cm" svg:y="8.2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3.3cm" svg:y1="10cm" svg:x2="3.6cm" svg:y2="12.2cm" draw:start-shape="id10" draw:start-glue-point="8" draw:end-shape="id7" draw:end-glue-point="5" svg:d="M3300 10000v2200h300" svg:viewBox="0 0 301 2201">
          <text:p/>
        </draw:connector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ecisão (If, Elif)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imbolo: Decisão</text:p>
              </text:list-item>
              <text:list-item>
                <text:p>Para o if, elif ele deve possuir uma entrada de fluxo e duas saídas marcadas com verdadeiro ou falso.</text:p>
              </text:list-item>
              <text:list-item>
                <text:p>O else não é representado com simbolo.</text:p>
              </text:list-item>
            </text:list>
          </draw:text-box>
        </draw:frame>
        <draw:custom-shape draw:style-name="gr10" draw:text-style-name="P2" xml:id="id11" draw:id="id11" draw:layer="layout" svg:width="5cm" svg:height="4cm" svg:x="6.6cm" svg:y="8.6cm">
          <text:p text:style-name="P2">A &gt;= 1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1" draw:text-style-name="P5" draw:layer="layout" svg:width="0.891cm" svg:height="0.962cm" svg:x="11.709cm" svg:y="9.438cm">
          <draw:text-box>
            <text:p>F</text:p>
          </draw:text-box>
        </draw:frame>
        <draw:frame draw:style-name="gr16" draw:text-style-name="P5" draw:layer="layout" svg:width="1.225cm" svg:height="0.962cm" svg:x="7.8cm" svg:y="12.6cm">
          <draw:text-box>
            <text:p>V</text:p>
          </draw:text-box>
        </draw:frame>
        <draw:connector draw:style-name="gr7" draw:text-style-name="P4" draw:layer="layout" svg:x1="11.6cm" svg:y1="10.6cm" svg:x2="17cm" svg:y2="10.6cm" draw:start-shape="id11" draw:start-glue-point="7" draw:end-shape="id12" draw:end-glue-point="6" svg:d="M11600 10600h5400" svg:viewBox="0 0 5401 1">
          <text:p/>
        </draw:connector>
        <draw:custom-shape draw:style-name="gr17" draw:text-style-name="P2" xml:id="id12" draw:id="id12" draw:layer="layout" svg:width="2.8cm" svg:height="2.8cm" svg:x="17cm" svg:y="9.2cm">
          <text:p text:style-name="P2">Saída 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" draw:text-style-name="P4" draw:layer="layout" svg:x1="9.1cm" svg:y1="12.6cm" svg:x2="11.2cm" svg:y2="13.8cm" draw:start-shape="id11" draw:start-glue-point="6" draw:end-shape="id13" draw:end-glue-point="6" svg:d="M9100 12600v1200h2100" svg:viewBox="0 0 2101 1201">
          <text:p/>
        </draw:connector>
        <draw:custom-shape draw:style-name="gr18" draw:text-style-name="P2" xml:id="id14" draw:id="id14" draw:layer="layout" svg:width="2.6cm" svg:height="2.6cm" svg:x="1.4cm" svg:y="10.036cm">
          <text:p text:style-name="P2">Entr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2.7cm" svg:y1="12.636cm" svg:x2="6.6cm" svg:y2="10.6cm" draw:start-shape="id14" draw:start-glue-point="8" draw:end-shape="id11" draw:end-glue-point="5" svg:d="M2700 12636v502h2601v-2538h1299" svg:viewBox="0 0 3901 2539">
          <text:p/>
        </draw:connector>
        <draw:custom-shape draw:style-name="gr17" draw:text-style-name="P2" xml:id="id13" draw:id="id13" draw:layer="layout" svg:width="2.8cm" svg:height="2.8cm" svg:x="11.2cm" svg:y="12.4cm">
          <text:p text:style-name="P2">Saída 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2">Decisão </text:span>(While)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imbolo: Decisão</text:p>
              </text:list-item>
              <text:list-item>
                <text:p>Para o while ele deve possuir uma entrada do fluxo principal, uma entrada do retorno do loop e duas saídas marcadas com verdadeiro ou falso.</text:p>
              </text:list-item>
              <text:list-item>
                <text:p>Dentro dele coloca-se a operação condicional. </text:p>
              </text:list-item>
              <text:list-item>
                <text:p>Acostumo adicionar a palavra while para evitar confusão.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ecisão (While)</text:p>
          </draw:text-box>
        </draw:frame>
        <draw:custom-shape draw:style-name="gr10" draw:text-style-name="P2" xml:id="id15" draw:id="id15" draw:layer="layout" svg:width="5cm" svg:height="4cm" svg:x="6.4cm" svg:y="5.8cm">
          <text:p text:style-name="P2">A &gt;= 1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1" draw:text-style-name="P5" draw:layer="layout" svg:width="0.891cm" svg:height="0.962cm" svg:x="4.709cm" svg:y="7.838cm">
          <draw:text-box>
            <text:p>F</text:p>
          </draw:text-box>
        </draw:frame>
        <draw:frame draw:style-name="gr16" draw:text-style-name="P5" draw:layer="layout" svg:width="1.225cm" svg:height="0.962cm" svg:x="11.4cm" svg:y="6.6cm">
          <draw:text-box>
            <text:p>V</text:p>
          </draw:text-box>
        </draw:frame>
        <draw:connector draw:style-name="gr7" draw:text-style-name="P4" draw:layer="layout" svg:x1="11.4cm" svg:y1="7.8cm" svg:x2="15.2cm" svg:y2="9.6cm" draw:start-shape="id15" draw:start-glue-point="7" draw:end-shape="id16" draw:end-glue-point="4" svg:d="M11400 7800h3800v1800" svg:viewBox="0 0 3801 1801">
          <text:p/>
        </draw:connector>
        <draw:connector draw:style-name="gr7" draw:text-style-name="P4" draw:layer="layout" svg:x1="6.4cm" svg:y1="7.8cm" svg:x2="5.8cm" svg:y2="11.4cm" draw:start-shape="id15" draw:start-glue-point="5" draw:end-shape="id17" draw:end-glue-point="4" svg:d="M6400 7800h-600v3600" svg:viewBox="0 0 601 3601">
          <text:p/>
        </draw:connector>
        <draw:custom-shape draw:style-name="gr18" draw:text-style-name="P2" xml:id="id18" draw:id="id18" draw:layer="layout" svg:width="2.6cm" svg:height="2.6cm" svg:x="7.6cm" svg:y="2cm">
          <text:p text:style-name="P2">Entr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8.9cm" svg:y1="4.6cm" svg:x2="8.9cm" svg:y2="5.8cm" draw:start-shape="id18" draw:start-glue-point="8" draw:end-shape="id15" draw:end-glue-point="4" svg:d="M8900 4600v1200" svg:viewBox="0 0 1 1201">
          <text:p/>
        </draw:connector>
        <draw:custom-shape draw:style-name="gr17" draw:text-style-name="P2" xml:id="id17" draw:id="id17" draw:layer="layout" svg:width="2.8cm" svg:height="2.8cm" svg:x="4.4cm" svg:y="11.4cm">
          <text:p text:style-name="P2">Saída 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2" xml:id="id16" draw:id="id16" draw:layer="layout" svg:width="4cm" svg:height="1.6cm" svg:x="13.2cm" svg:y="9.6cm">
          <text:p text:style-name="P2">process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15.2cm" svg:y1="11.2cm" svg:x2="8.9cm" svg:y2="9.8cm" draw:start-shape="id16" draw:start-glue-point="6" draw:end-shape="id15" draw:end-glue-point="6" svg:d="M15200 11200v501h-6300v-1901" svg:viewBox="0 0 6301 1902">
          <text:p/>
        </draw:connector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2">Decisão </text:span>(For)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imbolo: Decisão</text:p>
              </text:list-item>
              <text:list-item>
                <text:p>Para o for ele deve possuir uma entrada do fluxo principal, uma entrada do retorno do loop e duas saídas, uma marcada com Fim para simbolizar o fim do loop.</text:p>
              </text:list-item>
              <text:list-item>
                <text:p>Acostumo colocar o for dentro do simbolo para evitar confusões</text:p>
                <text:p/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ecisão (While)</text:p>
          </draw:text-box>
        </draw:frame>
        <draw:custom-shape draw:style-name="gr10" draw:text-style-name="P2" xml:id="id19" draw:id="id19" draw:layer="layout" svg:width="5cm" svg:height="4cm" svg:x="6.4cm" svg:y="5.8cm">
          <text:p text:style-name="P2">for i in </text:p>
          <text:p text:style-name="P2">range(10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0" draw:text-style-name="P5" draw:layer="layout" svg:width="2.091cm" svg:height="0.962cm" svg:x="4.4cm" svg:y="6.4cm">
          <draw:text-box>
            <text:p>Fim</text:p>
          </draw:text-box>
        </draw:frame>
        <draw:connector draw:style-name="gr7" draw:text-style-name="P4" draw:layer="layout" svg:x1="11.4cm" svg:y1="7.8cm" svg:x2="15.2cm" svg:y2="9.6cm" draw:start-shape="id19" draw:start-glue-point="7" draw:end-shape="id20" draw:end-glue-point="4" svg:d="M11400 7800h3800v1800" svg:viewBox="0 0 3801 1801">
          <text:p/>
        </draw:connector>
        <draw:connector draw:style-name="gr7" draw:text-style-name="P4" draw:layer="layout" svg:x1="6.4cm" svg:y1="7.8cm" svg:x2="5.8cm" svg:y2="11.4cm" draw:start-shape="id19" draw:start-glue-point="5" draw:end-shape="id21" draw:end-glue-point="4" svg:d="M6400 7800h-600v3600" svg:viewBox="0 0 601 3601">
          <text:p/>
        </draw:connector>
        <draw:custom-shape draw:style-name="gr18" draw:text-style-name="P2" xml:id="id22" draw:id="id22" draw:layer="layout" svg:width="2.6cm" svg:height="2.6cm" svg:x="7.6cm" svg:y="2cm">
          <text:p text:style-name="P2">Entr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8.9cm" svg:y1="4.6cm" svg:x2="8.9cm" svg:y2="5.8cm" draw:start-shape="id22" draw:start-glue-point="8" draw:end-shape="id19" draw:end-glue-point="4" svg:d="M8900 4600v1200" svg:viewBox="0 0 1 1201">
          <text:p/>
        </draw:connector>
        <draw:custom-shape draw:style-name="gr17" draw:text-style-name="P2" xml:id="id21" draw:id="id21" draw:layer="layout" svg:width="2.8cm" svg:height="2.8cm" svg:x="4.4cm" svg:y="11.4cm">
          <text:p text:style-name="P2">Saída 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2" xml:id="id20" draw:id="id20" draw:layer="layout" svg:width="4cm" svg:height="1.6cm" svg:x="13.2cm" svg:y="9.6cm">
          <text:p text:style-name="P2">process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15.2cm" svg:y1="11.2cm" svg:x2="8.9cm" svg:y2="9.8cm" draw:start-shape="id20" draw:start-glue-point="6" draw:end-shape="id19" draw:end-glue-point="6" svg:d="M15200 11200v501h-6300v-1901" svg:viewBox="0 0 6301 1902">
          <text:p/>
        </draw:connector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sclarecimento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Não há um consenso para a representação do while e do for.</text:p>
              </text:list-item>
              <text:list-item>
                <text:p>Alguns autores podem mostrar símbolos diferentes ou retratações diferentes.</text:p>
              </text:list-item>
              <text:list-item>
                <text:p>O importante é reconhecer o fluxo do processo e interpretar as figuras.</text:p>
              </text:list-item>
              <text:list-item>
                <text:p>Conforme avançamos, mais figuras serão adicionadas para representar processos nov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09:44:46.315193002</meta:creation-date>
    <meta:editing-duration>PT6M5S</meta:editing-duration>
    <meta:editing-cycles>2</meta:editing-cycles>
    <meta:generator>LibreOffice/6.4.5.2$Linux_X86_64 LibreOffice_project/40$Build-2</meta:generator>
    <dc:title>DNA</dc:title>
    <dc:date>2020-09-03T10:35:04.761689235</dc:date>
    <meta:document-statistic meta:object-count="120"/>
  </office:meta>
</office:document-meta>
</file>